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var fontStack-monospace" svg:font-family="'var fontStack-monospace', ui-monospace, SFMono-Regular, 'SF Mono', Menlo, Consolas, 'Liberation Mono', monospace"/>
  </office:font-face-decls>
  <office:automatic-styles>
    <style:style style:name="P1" style:family="paragraph" style:parent-style-name="Preformatted_20_Text">
      <style:text-properties fo:font-variant="normal" fo:text-transform="none" fo:color="#1f2328" loext:opacity="100%" style:font-name="var fontStack-monospace" fo:font-size="10.5pt" fo:letter-spacing="normal" fo:font-style="normal" fo:font-weight="normal" officeooo:rsid="00150d0e" officeooo:paragraph-rsid="00150d0e"/>
    </style:style>
    <style:style style:name="P2" style:family="paragraph" style:parent-style-name="Standard">
      <style:text-properties style:text-underline-style="solid" style:text-underline-width="auto" style:text-underline-color="font-color" officeooo:rsid="0016bd57" officeooo:paragraph-rsid="0016bd57"/>
    </style:style>
    <style:style style:name="P3" style:family="paragraph" style:parent-style-name="Standard">
      <style:text-properties style:text-underline-style="solid" style:text-underline-width="auto" style:text-underline-color="font-color" officeooo:rsid="00170266" officeooo:paragraph-rsid="00170266"/>
    </style:style>
    <style:style style:name="P4" style:family="paragraph" style:parent-style-name="Standard">
      <style:text-properties style:text-underline-style="solid" style:text-underline-width="auto" style:text-underline-color="font-color" officeooo:rsid="0018d9c7" officeooo:paragraph-rsid="0018d9c7"/>
    </style:style>
    <style:style style:name="P5" style:family="paragraph" style:parent-style-name="Standard">
      <style:text-properties style:text-underline-style="solid" style:text-underline-width="auto" style:text-underline-color="font-color" officeooo:rsid="00192fc0" officeooo:paragraph-rsid="00192f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empty-setup-new-repo-echo"/>echo "# PW022024" </text:p>
      <text:p text:style-name="P2">Alejandro Chavez</text:p>
      <text:p text:style-name="P3">Ciclo 02-24</text:p>
      <text:p text:style-name="P4">Labos01</text:p>
      <text:p text:style-name="P5">imporantante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var fontStack-monospace" svg:font-family="'var fontStack-monospace', 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SV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SV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0T21:47:29.464137499</meta:creation-date>
    <dc:date>2024-08-21T14:51:49.802581821</dc:date>
    <meta:editing-duration>PT2M6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1" meta:paragraph-count="5" meta:word-count="9" meta:character-count="65" meta:non-whitespace-character-count="59"/>
  </office:meta>
</office:document-meta>
</file>